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420e" draw:textarea-horizontal-align="center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arrow">
      <style:graphic-properties svg:stroke-width="0.05cm" draw:marker-start-width="0.255cm" draw:marker-end-width="0.275cm" draw:textarea-vertical-align="middle" fo:padding-top="0.025cm" fo:padding-bottom="0.725cm" fo:padding-left="0.025cm" fo:padding-right="0.02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9cm"/>
    </style:style>
    <style:style style:name="gr8" style:family="graphic" style:parent-style-name="objectwitharrow">
      <style:graphic-properties svg:stroke-width="0.05cm" draw:marker-start-width="0.255cm" draw:marker-end-width="0.275cm" fo:padding-top="0.025cm" fo:padding-bottom="0.7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3.6cm" svg:height="2.2cm" svg:x="1.7cm" svg:y="6.5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cm" svg:height="1.1cm" svg:x="6.3cm" svg:y="7.05cm">
          <text:p text:style-name="P1">APO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5cm" svg:height="1.5cm" svg:x="9.6cm" svg:y="10.051cm">
          <text:p text:style-name="P1"><text:s/>+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6cm" svg:height="2.2cm" svg:x="1.701cm" svg:y="9.70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cm" svg:height="1.1cm" svg:x="6.301cm" svg:y="10.251cm">
          <text:p text:style-name="P1">AP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.2cm" svg:x="1.701cm" svg:y="12.90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cm" svg:height="1.1cm" svg:x="6.301cm" svg:y="13.451cm">
          <text:p text:style-name="P1">APO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cm" svg:height="1.1cm" svg:x="12.202cm" svg:y="10.251cm">
          <text:p text:style-name="P1">APO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3.6cm" svg:height="2.2cm" svg:x="15.364cm" svg:y="9.701cm">
          <text:p text:style-name="P1">Output</text:p>
          <text:p text:style-name="P1">devic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5.3cm" svg:y1="7.6cm" svg:x2="6.3cm" svg:y2="7.6cm" draw:start-shape="id1" draw:start-glue-point="1" draw:end-shape="id2" draw:end-glue-point="3" svg:d="M5300 7600h525-50 525" svg:viewBox="0 0 1001 1">
          <text:p text:style-name="P1">2</text:p>
        </draw:connector>
        <draw:connector draw:style-name="gr5" draw:text-style-name="P1" draw:layer="layout" draw:type="lines" svg:x1="5.301cm" svg:y1="10.801cm" svg:x2="6.301cm" svg:y2="10.801cm" draw:start-shape="id3" draw:start-glue-point="1" draw:end-shape="id4" draw:end-glue-point="3" svg:d="M5301 10801h525-50 525" svg:viewBox="0 0 1001 1">
          <text:p text:style-name="P1">2</text:p>
        </draw:connector>
        <draw:connector draw:style-name="gr5" draw:text-style-name="P1" draw:layer="layout" draw:type="lines" svg:x1="5.301cm" svg:y1="14.001cm" svg:x2="6.301cm" svg:y2="14.001cm" draw:start-shape="id5" draw:start-glue-point="1" draw:end-shape="id6" draw:end-glue-point="3" svg:d="M5301 14001h525-50 525" svg:viewBox="0 0 1001 1">
          <text:p text:style-name="P1">6</text:p>
        </draw:connector>
        <draw:connector draw:style-name="gr5" draw:text-style-name="P1" draw:layer="layout" draw:type="lines" svg:x1="8.301cm" svg:y1="10.801cm" svg:x2="9.6cm" svg:y2="10.801cm" draw:start-shape="id4" draw:start-glue-point="1" draw:end-shape="id7" draw:end-glue-point="6" svg:d="M8301 10801h525 249 525" svg:viewBox="0 0 1300 1">
          <text:p text:style-name="P1">6</text:p>
        </draw:connector>
        <draw:connector draw:style-name="gr5" draw:text-style-name="P1" draw:layer="layout" draw:type="line" svg:x1="8.3cm" svg:y1="7.6cm" svg:x2="9.819cm" svg:y2="10.27cm" draw:start-shape="id2" draw:start-glue-point="1" draw:end-shape="id7" draw:end-glue-point="5" svg:d="M8300 7600l1519 2670" svg:viewBox="0 0 1520 2671">
          <text:p text:style-name="P1">6</text:p>
        </draw:connector>
        <draw:connector draw:style-name="gr5" draw:text-style-name="P1" draw:layer="layout" draw:type="line" svg:x1="8.301cm" svg:y1="14.001cm" svg:x2="9.819cm" svg:y2="11.332cm" draw:start-shape="id6" draw:start-glue-point="1" draw:end-shape="id7" draw:end-glue-point="7" svg:d="M8301 14001l1518-2669" svg:viewBox="0 0 1519 2670">
          <text:p text:style-name="P1">6</text:p>
        </draw:connector>
        <draw:connector draw:style-name="gr5" draw:text-style-name="P1" draw:layer="layout" svg:x1="11.1cm" svg:y1="10.801cm" svg:x2="12.202cm" svg:y2="10.801cm" draw:start-shape="id7" draw:start-glue-point="10" draw:end-shape="id8" draw:end-glue-point="3" svg:d="M11100 10801h1102" svg:viewBox="0 0 1103 1">
          <text:p text:style-name="P1">6</text:p>
        </draw:connector>
        <draw:connector draw:style-name="gr5" draw:text-style-name="P1" draw:layer="layout" svg:x1="14.202cm" svg:y1="10.801cm" svg:x2="15.364cm" svg:y2="10.801cm" draw:start-shape="id8" draw:start-glue-point="1" draw:end-shape="id9" draw:end-glue-point="3" svg:d="M14202 10801h1162" svg:viewBox="0 0 1163 1">
          <text:p text:style-name="P1">6</text:p>
        </draw:connector>
        <draw:custom-shape draw:style-name="gr6" draw:text-style-name="P1" draw:layer="layout" svg:width="2cm" svg:height="9cm" svg:x="6.3cm" svg:y="6.3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9cm" svg:height="1.673cm" svg:x="5.9cm" svg:y="4.4cm">
          <draw:text-box>
            <text:p text:style-name="P1">pre-mix</text:p>
            <text:p text:style-name="P1">stage</text:p>
          </draw:text-box>
        </draw:frame>
        <draw:custom-shape draw:style-name="gr6" draw:text-style-name="P1" draw:layer="layout" svg:width="2cm" svg:height="2.599cm" svg:x="12.2cm" svg:y="9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9cm" svg:height="1.673cm" svg:x="11.801cm" svg:y="7.602cm">
          <draw:text-box>
            <text:p text:style-name="P1">post-mix</text:p>
            <text:p text:style-name="P1">stage</text:p>
          </draw:text-box>
        </draw:frame>
        <draw:line draw:style-name="gr8" draw:text-style-name="P2" draw:layer="layout" svg:x1="10.9cm" svg:y1="14.2cm" svg:x2="17.6cm" svg:y2="14.2cm">
          <text:p text:style-name="P1">number of channels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1" svg:stroke-width="0cm" svg:stroke-color="#000000" draw:marker-start-width="0.18cm" draw:marker-start-center="true" draw:marker-end="Arrow" draw:marker-end-width="0.2cm" draw:fill-gradient-name="Gradient_20_2" draw:fill-hatch-name="Hatching_20_46" draw:fill-image-name="Bitmape_20_1" draw:fill-image-width="0cm" draw:fill-image-height="0cm" draw:textarea-horizontal-align="center" draw:textarea-vertical-align="middle" draw:fit-to-size="false" draw:fit-to-contour="false" fo:padding-top="0cm" fo:padding-bottom="0.7cm" fo:padding-left="0cm" fo:padding-right="0cm" draw:measure-align="left-outside" draw:measure-vertical-align="above" draw:parallel="true"/>
      <style:paragraph-properties>
        <style:tab-stops/>
      </style:paragraph-properties>
      <style:text-properties fo:font-size="14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3T20:12:22.560000000</meta:creation-date>
    <dc:date>2014-08-04T00:07:11.994000000</dc:date>
    <meta:editing-duration>PT3H44M4S</meta:editing-duration>
    <meta:editing-cycles>4</meta:editing-cycles>
    <meta:generator>LibreOffice/4.2.1.1$Windows_x86 LibreOffice_project/d7dbbd7842e6a58b0f521599204e827654e1fb8b</meta:generator>
    <meta:document-statistic meta:object-count="22"/>
  </office:meta>
</office:document-meta>
</file>